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1753e9"/>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d041e"/>
    </style:style>
    <style:style style:name="P5" style:family="paragraph" style:parent-style-name="Text_20_body">
      <style:paragraph-properties fo:text-align="start" style:justify-single-word="false"/>
      <style:text-properties officeooo:rsid="001b60e4" officeooo:paragraph-rsid="001b60e4"/>
    </style:style>
    <style:style style:name="P6" style:family="paragraph" style:parent-style-name="Text_20_body">
      <style:paragraph-properties fo:text-align="start" style:justify-single-word="false"/>
      <style:text-properties officeooo:rsid="001fa3dc" officeooo:paragraph-rsid="001fa3dc"/>
    </style:style>
    <style:style style:name="P7" style:family="paragraph" style:parent-style-name="Text_20_body">
      <style:paragraph-properties fo:text-align="start" style:justify-single-word="false"/>
      <style:text-properties officeooo:rsid="002112d1" officeooo:paragraph-rsid="002112d1"/>
    </style:style>
    <style:style style:name="P8" style:family="paragraph" style:parent-style-name="Text_20_body">
      <style:paragraph-properties fo:text-align="start" style:justify-single-word="false"/>
      <style:text-properties officeooo:rsid="002625ec" officeooo:paragraph-rsid="002625ec"/>
    </style:style>
    <style:style style:name="P9" style:family="paragraph" style:parent-style-name="Text_20_body">
      <style:paragraph-properties fo:text-align="start" style:justify-single-word="false"/>
      <style:text-properties officeooo:rsid="002cfa41" officeooo:paragraph-rsid="002cfa41"/>
    </style:style>
    <style:style style:name="P10" style:family="paragraph" style:parent-style-name="Text_20_body">
      <style:paragraph-properties fo:text-align="start" style:justify-single-word="false"/>
      <style:text-properties officeooo:rsid="002ecbed" officeooo:paragraph-rsid="002ecbed"/>
    </style:style>
    <style:style style:name="P11" style:family="paragraph" style:parent-style-name="Text_20_body">
      <style:text-properties officeooo:rsid="0031c12e" officeooo:paragraph-rsid="0031c12e"/>
    </style:style>
    <style:style style:name="P12" style:family="paragraph" style:parent-style-name="Text_20_body">
      <style:text-properties officeooo:paragraph-rsid="0036291e"/>
    </style:style>
    <style:style style:name="P13" style:family="paragraph" style:parent-style-name="Text_20_body">
      <style:text-properties officeooo:rsid="003884d6" officeooo:paragraph-rsid="003884d6"/>
    </style:style>
    <style:style style:name="P14" style:family="paragraph" style:parent-style-name="Text_20_body">
      <style:text-properties officeooo:paragraph-rsid="003cc8a8"/>
    </style:style>
    <style:style style:name="P15" style:family="paragraph" style:parent-style-name="Text_20_body">
      <style:text-properties fo:font-weight="bold" officeooo:paragraph-rsid="003cc8a8" style:font-weight-asian="bold" style:font-weight-complex="bold"/>
    </style:style>
    <style:style style:name="P16" style:family="paragraph" style:parent-style-name="Text_20_body">
      <style:text-properties fo:font-weight="bold" officeooo:rsid="00408d84" officeooo:paragraph-rsid="00408d84" style:font-weight-asian="bold" style:font-weight-complex="bold"/>
    </style:style>
    <style:style style:name="P17" style:family="paragraph" style:parent-style-name="Text_20_body">
      <style:text-properties fo:font-weight="bold" officeooo:rsid="00427008" officeooo:paragraph-rsid="00427008" style:font-weight-asian="bold" style:font-weight-complex="bold"/>
    </style:style>
    <style:style style:name="P18" style:family="paragraph" style:parent-style-name="Text_20_body">
      <style:text-properties fo:font-weight="bold" officeooo:rsid="0042c0ab" officeooo:paragraph-rsid="0042c0ab" style:font-weight-asian="bold" style:font-weight-complex="bold"/>
    </style:style>
    <style:style style:name="P19" style:family="paragraph" style:parent-style-name="Text_20_body">
      <style:text-properties fo:font-weight="bold" officeooo:rsid="004d913c" officeooo:paragraph-rsid="004d913c" style:font-weight-asian="bold" style:font-weight-complex="bold"/>
    </style:style>
    <style:style style:name="P20" style:family="paragraph" style:parent-style-name="Text_20_body">
      <style:paragraph-properties fo:text-align="start" style:justify-single-word="false"/>
      <style:text-properties officeooo:rsid="0019a700" officeooo:paragraph-rsid="001b60e4"/>
    </style:style>
    <style:style style:name="P21" style:family="paragraph" style:parent-style-name="Text_20_body">
      <style:paragraph-properties fo:text-align="start" style:justify-single-word="false"/>
      <style:text-properties officeooo:rsid="001d041e" officeooo:paragraph-rsid="001d041e"/>
    </style:style>
    <style:style style:name="P22" style:family="paragraph" style:parent-style-name="Text_20_body">
      <style:paragraph-properties fo:text-align="start" style:justify-single-word="false"/>
      <style:text-properties officeooo:rsid="002c438e" officeooo:paragraph-rsid="002c438e"/>
    </style:style>
    <style:style style:name="P23" style:family="paragraph" style:parent-style-name="Text_20_body">
      <style:text-properties fo:font-weight="normal" officeooo:rsid="003dd482" officeooo:paragraph-rsid="003cc8a8" style:font-weight-asian="normal" style:font-weight-complex="normal"/>
    </style:style>
    <style:style style:name="P24" style:family="paragraph" style:parent-style-name="Text_20_body">
      <style:text-properties fo:font-weight="normal" officeooo:rsid="00546383" officeooo:paragraph-rsid="00546383" style:font-weight-asian="normal" style:font-weight-complex="normal"/>
    </style:style>
    <style:style style:name="P25" style:family="paragraph" style:parent-style-name="Text_20_body">
      <style:text-properties officeooo:rsid="004998fe" officeooo:paragraph-rsid="004998fe"/>
    </style:style>
    <style:style style:name="P26" style:family="paragraph" style:parent-style-name="Text_20_body">
      <style:text-properties officeooo:rsid="004c067e" officeooo:paragraph-rsid="004c067e"/>
    </style:style>
    <style:style style:name="P27" style:family="paragraph" style:parent-style-name="Text_20_body">
      <style:text-properties officeooo:rsid="0050e3de" officeooo:paragraph-rsid="0050e3de"/>
    </style:style>
    <style:style style:name="P28" style:family="paragraph" style:parent-style-name="Text_20_body">
      <style:text-properties officeooo:paragraph-rsid="00557768"/>
    </style:style>
    <style:style style:name="P29" style:family="paragraph" style:parent-style-name="Text_20_body">
      <style:text-properties officeooo:rsid="005adc46" officeooo:paragraph-rsid="005adc46"/>
    </style:style>
    <style:style style:name="P30" style:family="paragraph" style:parent-style-name="Text_20_body">
      <style:text-properties officeooo:rsid="005c11d0" officeooo:paragraph-rsid="005c11d0"/>
    </style:style>
    <style:style style:name="P31" style:family="paragraph" style:parent-style-name="Text_20_body">
      <style:text-properties officeooo:rsid="006abde2" officeooo:paragraph-rsid="006abde2"/>
    </style:style>
    <style:style style:name="P32" style:family="paragraph" style:parent-style-name="Text_20_body">
      <style:text-properties officeooo:paragraph-rsid="006abde2"/>
    </style:style>
    <style:style style:name="P33" style:family="paragraph" style:parent-style-name="Text_20_body">
      <style:text-properties officeooo:paragraph-rsid="00752584"/>
    </style:style>
    <style:style style:name="P34" style:family="paragraph" style:parent-style-name="Standard">
      <style:text-properties officeooo:paragraph-rsid="0042c0ab"/>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Heading_20_1" style:list-style-name=""/>
    <style:style style:name="P39" style:family="paragraph" style:parent-style-name="Heading_20_1" style:list-style-name="">
      <style:paragraph-properties fo:text-align="center" style:justify-single-word="false"/>
      <style:text-properties officeooo:rsid="001753e9" officeooo:paragraph-rsid="001753e9"/>
    </style:style>
    <style:style style:name="P40" style:family="paragraph" style:parent-style-name="Heading_20_1" style:list-style-name="">
      <style:paragraph-properties fo:text-align="center" style:justify-single-word="false"/>
    </style:style>
    <style:style style:name="P41" style:family="paragraph" style:parent-style-name="Heading_20_1" style:list-style-name="">
      <style:paragraph-properties fo:text-align="center" style:justify-single-word="false"/>
    </style:style>
    <style:style style:name="P42" style:family="paragraph" style:parent-style-name="Heading_20_1">
      <style:paragraph-properties fo:text-align="center" style:justify-single-word="false" fo:break-before="page"/>
      <style:text-properties officeooo:rsid="001753e9" officeooo:paragraph-rsid="001753e9"/>
    </style:style>
    <style:style style:name="P43" style:family="paragraph" style:parent-style-name="Heading_20_1">
      <style:paragraph-properties fo:text-align="center" style:justify-single-word="false" fo:break-before="page"/>
    </style:style>
    <style:style style:name="P44" style:family="paragraph" style:parent-style-name="Text_20_body" style:list-style-name="L1">
      <style:paragraph-properties fo:text-align="start" style:justify-single-word="false"/>
      <style:text-properties officeooo:paragraph-rsid="001753e9"/>
    </style:style>
    <style:style style:name="P45" style:family="paragraph" style:parent-style-name="Text_20_body" style:list-style-name="L2">
      <style:paragraph-properties fo:text-align="start" style:justify-single-word="false"/>
      <style:text-properties officeooo:paragraph-rsid="001b60e4"/>
    </style:style>
    <style:style style:name="P46" style:family="paragraph" style:parent-style-name="Text_20_body">
      <style:paragraph-properties fo:text-align="start" style:justify-single-word="false"/>
      <style:text-properties officeooo:paragraph-rsid="0099722b"/>
    </style:style>
    <style:style style:name="P47" style:family="paragraph" style:parent-style-name="Text_20_body" style:list-style-name="L1">
      <style:paragraph-properties fo:text-align="start" style:justify-single-word="false"/>
      <style:text-properties officeooo:rsid="00302c08" officeooo:paragraph-rsid="00302c08"/>
    </style:style>
    <style:style style:name="P48" style:family="paragraph" style:parent-style-name="Text_20_body" style:list-style-name="L1">
      <style:paragraph-properties fo:text-align="start" style:justify-single-word="false"/>
      <style:text-properties officeooo:rsid="00302c08" officeooo:paragraph-rsid="00821c58"/>
    </style:style>
    <style:style style:name="P49" style:family="paragraph" style:parent-style-name="Text_20_body" style:list-style-name="L2">
      <style:paragraph-properties fo:text-align="start" style:justify-single-word="false"/>
      <style:text-properties officeooo:rsid="001b60e4" officeooo:paragraph-rsid="001b60e4"/>
    </style:style>
    <style:style style:name="P50" style:family="paragraph" style:parent-style-name="Text_20_body" style:list-style-name="L3">
      <style:paragraph-properties fo:text-align="start" style:justify-single-word="false"/>
      <style:text-properties officeooo:rsid="002112d1" officeooo:paragraph-rsid="002112d1"/>
    </style:style>
    <style:style style:name="P51" style:family="paragraph" style:parent-style-name="Text_20_body" style:list-style-name="L3">
      <style:paragraph-properties fo:text-align="start" style:justify-single-word="false"/>
      <style:text-properties officeooo:rsid="0022d4f1" officeooo:paragraph-rsid="0022d4f1"/>
    </style:style>
    <style:style style:name="P52" style:family="paragraph" style:parent-style-name="Text_20_body" style:list-style-name="L4">
      <style:paragraph-properties fo:text-align="start" style:justify-single-word="false"/>
      <style:text-properties officeooo:rsid="002625ec" officeooo:paragraph-rsid="002625ec"/>
    </style:style>
    <style:style style:name="P53" style:family="paragraph" style:parent-style-name="Text_20_body">
      <style:text-properties fo:font-weight="normal" officeooo:rsid="0047c4c6" officeooo:paragraph-rsid="0047c4c6" style:font-weight-asian="normal" style:font-weight-complex="normal"/>
    </style:style>
    <style:style style:name="P54" style:family="paragraph" style:parent-style-name="Text_20_body" style:list-style-name="L11">
      <style:text-properties fo:font-weight="normal" officeooo:rsid="008fa7ed" officeooo:paragraph-rsid="008fa7ed" style:font-weight-asian="normal" style:font-weight-complex="normal"/>
    </style:style>
    <style:style style:name="P55" style:family="paragraph" style:parent-style-name="Text_20_body">
      <style:text-properties fo:font-weight="bold" officeooo:paragraph-rsid="005a1889" style:font-weight-asian="bold" style:font-weight-complex="bold"/>
    </style:style>
    <style:style style:name="P56" style:family="paragraph" style:parent-style-name="Text_20_body">
      <style:text-properties fo:font-weight="bold" officeooo:rsid="008fa7ed" officeooo:paragraph-rsid="008fa7ed" style:font-weight-asian="bold" style:font-weight-complex="bold"/>
    </style:style>
    <style:style style:name="P57" style:family="paragraph" style:parent-style-name="Text_20_body">
      <style:text-properties fo:font-weight="bold" officeooo:paragraph-rsid="008fa7ed" style:font-weight-asian="bold" style:font-weight-complex="bold"/>
    </style:style>
    <style:style style:name="P58" style:family="paragraph" style:parent-style-name="Text_20_body" style:list-style-name="L5">
      <style:text-properties officeooo:paragraph-rsid="005a1889"/>
    </style:style>
    <style:style style:name="P59" style:family="paragraph" style:parent-style-name="Text_20_body" style:list-style-name="L6">
      <style:text-properties officeooo:paragraph-rsid="005a1889"/>
    </style:style>
    <style:style style:name="P60" style:family="paragraph" style:parent-style-name="Text_20_body" style:list-style-name="L7">
      <style:text-properties officeooo:paragraph-rsid="005a1889"/>
    </style:style>
    <style:style style:name="P61" style:family="paragraph" style:parent-style-name="Text_20_body" style:list-style-name="L8">
      <style:text-properties officeooo:paragraph-rsid="005a1889"/>
    </style:style>
    <style:style style:name="P62" style:family="paragraph" style:parent-style-name="Text_20_body" style:list-style-name="L9">
      <style:text-properties officeooo:paragraph-rsid="006abde2"/>
    </style:style>
    <style:style style:name="P63" style:family="paragraph" style:parent-style-name="Text_20_body" style:list-style-name="L10">
      <style:text-properties officeooo:paragraph-rsid="00752584"/>
    </style:style>
    <style:style style:name="P64" style:family="paragraph" style:parent-style-name="Text_20_body">
      <style:text-properties officeooo:paragraph-rsid="0085d4ae"/>
    </style:style>
    <style:style style:name="P65" style:family="paragraph" style:parent-style-name="Text_20_body">
      <style:text-properties officeooo:paragraph-rsid="008ad621"/>
    </style:style>
    <style:style style:name="P66" style:family="paragraph" style:parent-style-name="Text_20_body">
      <style:text-properties officeooo:rsid="008d8a8f" officeooo:paragraph-rsid="008d8a8f"/>
    </style:style>
    <style:style style:name="P67" style:family="paragraph" style:parent-style-name="Text_20_body">
      <style:text-properties officeooo:rsid="008e5042" officeooo:paragraph-rsid="008e5042"/>
    </style:style>
    <style:style style:name="P68" style:family="paragraph" style:parent-style-name="Text_20_body" style:list-style-name="L11">
      <style:text-properties officeooo:rsid="008fa7ed" officeooo:paragraph-rsid="008fa7ed"/>
    </style:style>
    <style:style style:name="P69" style:family="paragraph" style:parent-style-name="Text_20_body" style:list-style-name="L13">
      <style:text-properties officeooo:rsid="008fa7ed" officeooo:paragraph-rsid="008fa7ed"/>
    </style:style>
    <style:style style:name="P70" style:family="paragraph" style:parent-style-name="Text_20_body" style:list-style-name="L11">
      <style:text-properties officeooo:paragraph-rsid="008fa7ed"/>
    </style:style>
    <style:style style:name="P71" style:family="paragraph" style:parent-style-name="Text_20_body" style:list-style-name="L12">
      <style:text-properties officeooo:paragraph-rsid="008ad621"/>
    </style:style>
    <style:style style:name="P72" style:family="paragraph" style:parent-style-name="Text_20_body" style:list-style-name="L13">
      <style:text-properties officeooo:paragraph-rsid="008fa7ed"/>
    </style:style>
    <style:style style:name="P73" style:family="paragraph" style:parent-style-name="Text_20_body">
      <style:text-properties officeooo:paragraph-rsid="0047c4c6"/>
    </style:style>
    <style:style style:name="P74" style:family="paragraph" style:parent-style-name="Text_20_body" style:list-style-name="L14">
      <style:text-properties officeooo:paragraph-rsid="00924d3d"/>
    </style:style>
    <style:style style:name="P75" style:family="paragraph" style:parent-style-name="Text_20_body" style:list-style-name="L14">
      <style:text-properties officeooo:rsid="009209a5" officeooo:paragraph-rsid="009209a5"/>
    </style:style>
    <style:style style:name="P76" style:family="paragraph" style:parent-style-name="Text_20_body" style:list-style-name="L14">
      <style:text-properties officeooo:rsid="00924d3d" officeooo:paragraph-rsid="00924d3d"/>
    </style:style>
    <style:style style:name="P77" style:family="paragraph" style:parent-style-name="Text_20_body">
      <style:text-properties officeooo:rsid="00924d3d" officeooo:paragraph-rsid="00924d3d"/>
    </style:style>
    <style:style style:name="P78" style:family="paragraph" style:parent-style-name="Text_20_body">
      <style:paragraph-properties fo:text-align="start" style:justify-single-word="false"/>
      <style:text-properties officeooo:rsid="009c36af" officeooo:paragraph-rsid="009c36af"/>
    </style:style>
    <style:style style:name="T1" style:family="text">
      <style:text-properties officeooo:rsid="0019a700"/>
    </style:style>
    <style:style style:name="T2" style:family="text">
      <style:text-properties officeooo:rsid="001a5efe"/>
    </style:style>
    <style:style style:name="T3" style:family="text">
      <style:text-properties officeooo:rsid="00246d87"/>
    </style:style>
    <style:style style:name="T4" style:family="text">
      <style:text-properties officeooo:rsid="002625ec"/>
    </style:style>
    <style:style style:name="T5" style:family="text">
      <style:text-properties officeooo:rsid="002d0b22"/>
    </style:style>
    <style:style style:name="T6" style:family="text">
      <style:text-properties officeooo:rsid="00324b00"/>
    </style:style>
    <style:style style:name="T7" style:family="text">
      <style:text-properties officeooo:rsid="00343479"/>
    </style:style>
    <style:style style:name="T8" style:family="text">
      <style:text-properties officeooo:rsid="0036291e"/>
    </style:style>
    <style:style style:name="T9" style:family="text">
      <style:text-properties officeooo:rsid="0037eab9"/>
    </style:style>
    <style:style style:name="T10" style:family="text">
      <style:text-properties officeooo:rsid="003a62c0"/>
    </style:style>
    <style:style style:name="T11" style:family="text">
      <style:text-properties officeooo:rsid="003cc8a8"/>
    </style:style>
    <style:style style:name="T12" style:family="text">
      <style:text-properties officeooo:rsid="003cf40a"/>
    </style:style>
    <style:style style:name="T13" style:family="text">
      <style:text-properties officeooo:rsid="003dd482"/>
    </style:style>
    <style:style style:name="T14" style:family="text">
      <style:text-properties fo:font-weight="normal" style:font-weight-asian="normal" style:font-weight-complex="normal"/>
    </style:style>
    <style:style style:name="T15" style:family="text">
      <style:text-properties fo:font-weight="normal" officeooo:rsid="003dd482" style:font-weight-asian="normal" style:font-weight-complex="normal"/>
    </style:style>
    <style:style style:name="T16" style:family="text">
      <style:text-properties fo:font-weight="normal" officeooo:rsid="0042c0ab" style:font-weight-asian="normal" style:font-weight-complex="normal"/>
    </style:style>
    <style:style style:name="T17" style:family="text">
      <style:text-properties fo:font-weight="normal" officeooo:rsid="0043108d" style:font-weight-asian="normal" style:font-weight-complex="normal"/>
    </style:style>
    <style:style style:name="T18" style:family="text">
      <style:text-properties fo:font-weight="normal" officeooo:rsid="0047c4c6" style:font-weight-asian="normal" style:font-weight-complex="normal"/>
    </style:style>
    <style:style style:name="T19" style:family="text">
      <style:text-properties fo:font-weight="normal" officeooo:rsid="004a2887" style:font-weight-asian="normal" style:font-weight-complex="normal"/>
    </style:style>
    <style:style style:name="T20" style:family="text">
      <style:text-properties fo:font-weight="normal" officeooo:rsid="004c7c25" style:font-weight-asian="normal" style:font-weight-complex="normal"/>
    </style:style>
    <style:style style:name="T21" style:family="text">
      <style:text-properties fo:font-weight="normal" officeooo:rsid="004d913c" style:font-weight-asian="normal" style:font-weight-complex="normal"/>
    </style:style>
    <style:style style:name="T22" style:family="text">
      <style:text-properties fo:font-weight="normal" officeooo:rsid="004ee9eb" style:font-weight-asian="normal" style:font-weight-complex="normal"/>
    </style:style>
    <style:style style:name="T23" style:family="text">
      <style:text-properties fo:font-weight="normal" officeooo:rsid="00557768" style:font-weight-asian="normal" style:font-weight-complex="normal"/>
    </style:style>
    <style:style style:name="T24" style:family="text">
      <style:text-properties fo:font-weight="normal" officeooo:rsid="0056e86c" style:font-weight-asian="normal" style:font-weight-complex="normal"/>
    </style:style>
    <style:style style:name="T25" style:family="text">
      <style:text-properties fo:font-weight="normal" officeooo:rsid="0085d4ae" style:font-weight-asian="normal" style:font-weight-complex="normal"/>
    </style:style>
    <style:style style:name="T26" style:family="text">
      <style:text-properties fo:font-weight="normal" officeooo:rsid="00899694" style:font-weight-asian="normal" style:font-weight-complex="normal"/>
    </style:style>
    <style:style style:name="T27" style:family="text">
      <style:text-properties fo:font-weight="normal" officeooo:rsid="008ad621" style:font-weight-asian="normal" style:font-weight-complex="normal"/>
    </style:style>
    <style:style style:name="T28" style:family="text">
      <style:text-properties fo:font-weight="normal" officeooo:rsid="008b5e74" style:font-weight-asian="normal" style:font-weight-complex="normal"/>
    </style:style>
    <style:style style:name="T29" style:family="text">
      <style:text-properties fo:font-weight="normal" officeooo:rsid="008bdcc7" style:font-weight-asian="normal" style:font-weight-complex="normal"/>
    </style:style>
    <style:style style:name="T30" style:family="text">
      <style:text-properties fo:font-weight="normal" officeooo:rsid="008c9bf9" style:font-weight-asian="normal" style:font-weight-complex="normal"/>
    </style:style>
    <style:style style:name="T31" style:family="text">
      <style:text-properties fo:font-weight="normal" officeooo:rsid="008d1061" style:font-weight-asian="normal" style:font-weight-complex="normal"/>
    </style:style>
    <style:style style:name="T32" style:family="text">
      <style:text-properties fo:font-weight="normal" officeooo:rsid="008fa7ed" style:font-weight-asian="normal" style:font-weight-complex="normal"/>
    </style:style>
    <style:style style:name="T33" style:family="text">
      <style:text-properties fo:font-weight="normal" officeooo:rsid="00916cce" style:font-weight-asian="normal" style:font-weight-complex="normal"/>
    </style:style>
    <style:style style:name="T34" style:family="text">
      <style:text-properties fo:font-weight="normal" officeooo:rsid="0091b48c"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47c4c6" style:font-weight-asian="bold" style:font-weight-complex="bold"/>
    </style:style>
    <style:style style:name="T37" style:family="text">
      <style:text-properties fo:font-weight="bold" officeooo:rsid="005d29f8" style:font-weight-asian="bold" style:font-weight-complex="bold"/>
    </style:style>
    <style:style style:name="T38" style:family="text">
      <style:text-properties fo:font-weight="bold" officeooo:rsid="006abde2" style:font-weight-asian="bold" style:font-weight-complex="bold"/>
    </style:style>
    <style:style style:name="T39" style:family="text">
      <style:text-properties fo:font-weight="bold" officeooo:rsid="00701370" style:font-weight-asian="bold" style:font-weight-complex="bold"/>
    </style:style>
    <style:style style:name="T40" style:family="text">
      <style:text-properties fo:font-weight="bold" officeooo:rsid="00752584" style:font-weight-asian="bold" style:font-weight-complex="bold"/>
    </style:style>
    <style:style style:name="T41" style:family="text">
      <style:text-properties fo:font-weight="bold" officeooo:rsid="0085d4ae" style:font-weight-asian="bold" style:font-weight-complex="bold"/>
    </style:style>
    <style:style style:name="T42" style:family="text">
      <style:text-properties fo:font-weight="bold" officeooo:rsid="0088a4b5" style:font-weight-asian="bold" style:font-weight-complex="bold"/>
    </style:style>
    <style:style style:name="T43" style:family="text">
      <style:text-properties fo:font-weight="bold" officeooo:rsid="009603f7" style:font-weight-asian="bold" style:font-weight-complex="bold"/>
    </style:style>
    <style:style style:name="T44" style:family="text">
      <style:text-properties officeooo:rsid="004ee9eb"/>
    </style:style>
    <style:style style:name="T45" style:family="text">
      <style:text-properties officeooo:rsid="0051a479"/>
    </style:style>
    <style:style style:name="T46" style:family="text">
      <style:text-properties officeooo:rsid="005c2aab"/>
    </style:style>
    <style:style style:name="T47" style:family="text">
      <style:text-properties officeooo:rsid="0061eb7b"/>
    </style:style>
    <style:style style:name="T48" style:family="text">
      <style:text-properties officeooo:rsid="00641e0e"/>
    </style:style>
    <style:style style:name="T49" style:family="text">
      <style:text-properties officeooo:rsid="0064908a"/>
    </style:style>
    <style:style style:name="T50" style:family="text">
      <style:text-properties officeooo:rsid="006abde2"/>
    </style:style>
    <style:style style:name="T51" style:family="text">
      <style:text-properties officeooo:rsid="00701370"/>
    </style:style>
    <style:style style:name="T52" style:family="text">
      <style:text-properties officeooo:rsid="00713a18"/>
    </style:style>
    <style:style style:name="T53" style:family="text">
      <style:text-properties officeooo:rsid="00774e3c"/>
    </style:style>
    <style:style style:name="T54" style:family="text">
      <style:text-properties officeooo:rsid="007ab17f"/>
    </style:style>
    <style:style style:name="T55" style:family="text">
      <style:text-properties officeooo:rsid="007e99f3"/>
    </style:style>
    <style:style style:name="T56" style:family="text">
      <style:text-properties officeooo:rsid="0085d4ae"/>
    </style:style>
    <style:style style:name="T57" style:family="text">
      <style:text-properties officeooo:rsid="008fa7ed"/>
    </style:style>
    <style:style style:name="T58" style:family="text">
      <style:text-properties officeooo:rsid="00924d3d"/>
    </style:style>
    <style:style style:name="T59" style:family="text">
      <style:text-properties officeooo:rsid="009603f7"/>
    </style:style>
    <style:style style:name="T60" style:family="text">
      <style:text-properties officeooo:rsid="0099722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de Complete: A Practical Handbook of Software Construction</text:p>
      <text:h text:style-name="P38"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Table of Contents</text:p>
          </text:index-title>
          <text:p text:style-name="P35"><text:a xlink:type="simple" xlink:href="#__RefHeading___Toc115_3426312175" text:style-name="Index_20_Link" text:visited-style-name="Index_20_Link">TODO<text:tab/>3</text:a></text:p>
          <text:p text:style-name="P35"><text:a xlink:type="simple" xlink:href="#__RefHeading___Toc117_3426312175" text:style-name="Index_20_Link" text:visited-style-name="Index_20_Link">Preface<text:tab/>4</text:a></text:p>
          <text:p text:style-name="P35"><text:a xlink:type="simple" xlink:href="#__RefHeading___Toc119_3426312175" text:style-name="Index_20_Link" text:visited-style-name="Index_20_Link">Software construction<text:tab/>5</text:a></text:p>
          <text:p text:style-name="P36"><text:a xlink:type="simple" xlink:href="#__RefHeading___Toc126_3426312175" text:style-name="Index_20_Link" text:visited-style-name="Index_20_Link">Metaphors in CS<text:tab/>6</text:a></text:p>
          <text:p text:style-name="P35"><text:a xlink:type="simple" xlink:href="#__RefHeading___Toc128_3426312175" text:style-name="Index_20_Link" text:visited-style-name="Index_20_Link">Prerequisites<text:tab/>7</text:a></text:p>
          <text:p text:style-name="P36"><text:a xlink:type="simple" xlink:href="#__RefHeading___Toc476_3769192046" text:style-name="Index_20_Link" text:visited-style-name="Index_20_Link">Problem definition<text:tab/>7</text:a></text:p>
          <text:p text:style-name="P36"><text:a xlink:type="simple" xlink:href="#__RefHeading___Toc478_3769192046" text:style-name="Index_20_Link" text:visited-style-name="Index_20_Link">Requirements<text:tab/>7</text:a></text:p>
          <text:p text:style-name="P36"><text:a xlink:type="simple" xlink:href="#__RefHeading___Toc480_3769192046" text:style-name="Index_20_Link" text:visited-style-name="Index_20_Link">Architecture<text:tab/>9</text:a></text:p>
        </text:index-body>
      </text:table-of-content>
      <text:h text:style-name="P39" text:outline-level="1"/>
      <text:h text:style-name="P42" text:outline-level="1"><text:bookmark-start text:name="__RefHeading___Toc115_3426312175"/>TODO<text:bookmark-end text:name="__RefHeading___Toc115_3426312175"/></text:h>
      <text:p text:style-name="P2"/>
      <text:list xml:id="list3433065305" text:style-name="L1">
        <text:list-item>
          <text:p text:style-name="P44">Many powerful programming techniques hide in journals and academic papers for years before trickling down to the programming public.</text:p>
        </text:list-item>
        <text:list-item>
          <text:p text:style-name="P47">Heuristics in programming; heuristics vs algorithm</text:p>
        </text:list-item>
        <text:list-item>
          <text:p text:style-name="P48"><text:span text:style-name="T54">Software </text:span><text:span text:style-name="T53">Architecture example – </text:span><text:span text:style-name="T55">aplay all this at some small project and create bloopritn t for future projects</text:span></text:p>
        </text:list-item>
      </text:list>
      <text:h text:style-name="P40" text:outline-level="1"/>
      <text:h text:style-name="P43" text:outline-level="1"><text:bookmark-start text:name="__RefHeading___Toc117_3426312175"/>Preface<text:bookmark-end text:name="__RefHeading___Toc117_3426312175"/></text:h>
      <text:p text:style-name="P1"/>
      <text:p text:style-name="P3">Many powerful programming techniques hide in journals and academic papers for years before trickling down to the programming public.</text:p>
      <text:p text:style-name="P20">Write better programs in less time and with fewer headaches. </text:p>
      <text:list xml:id="list350310506" text:style-name="L2">
        <text:list-item>
          <text:p text:style-name="P45"><text:span text:style-name="T1">ways to thing about program</text:span><text:span text:style-name="T2">m</text:span><text:span text:style-name="T1">ing</text:span></text:p>
        </text:list-item>
        <text:list-item>
          <text:p text:style-name="P49">techniques (good vs bad poin)</text:p>
        </text:list-item>
      </text:list>
      <text:p text:style-name="P5"/>
      <text:p text:style-name="P21">Constructions errors tend to be less expensive to fix than those cause by requirements and architecture, but the cost of not fixing them can be incredibly high. Small-scale coding errors account for some of the most expensive software errors of all time.</text:p>
      <text:p text:style-name="P4"/>
      <text:h text:style-name="P38" text:outline-level="1"/>
      <text:h text:style-name="P43" text:outline-level="1"><text:bookmark-start text:name="__RefHeading___Toc119_3426312175"/>Software construction<text:bookmark-end text:name="__RefHeading___Toc119_3426312175"/></text:h>
      <text:p text:style-name="P1"/>
      <text:p text:style-name="P6">Construction as process of building</text:p>
      <text:p text:style-name="P7">Activities <text:span text:style-name="T3">for every project:</text:span></text:p>
      <text:list xml:id="list2137575395" text:style-name="L3">
        <text:list-item>
          <text:p text:style-name="P50">problem definition</text:p>
        </text:list-item>
        <text:list-item>
          <text:p text:style-name="P50">requirements</text:p>
        </text:list-item>
        <text:list-item>
          <text:p text:style-name="P50">planning</text:p>
        </text:list-item>
        <text:list-item>
          <text:p text:style-name="P50">architecture</text:p>
        </text:list-item>
        <text:list-item>
          <text:p text:style-name="P50">design </text:p>
        </text:list-item>
        <text:list-item>
          <text:p text:style-name="P50">coding (also unit test, integration test, integraion)</text:p>
        </text:list-item>
        <text:list-item>
          <text:p text:style-name="P50">testing</text:p>
        </text:list-item>
        <text:list-item>
          <text:p text:style-name="P50">deploy</text:p>
        </text:list-item>
        <text:list-item>
          <text:p text:style-name="P51">main<text:span text:style-name="T4">tanace</text:span></text:p>
          <text:p text:style-name="P51"/>
        </text:list-item>
      </text:list>
      <text:p text:style-name="P8">Construction (progamming) activities</text:p>
      <text:list xml:id="list45519810" text:style-name="L4">
        <text:list-item>
          <text:p text:style-name="P52">determine testing </text:p>
        </text:list-item>
        <text:list-item>
          <text:p text:style-name="P52">design classes </text:p>
        </text:list-item>
        <text:list-item>
          <text:p text:style-name="P52">naming variables </text:p>
        </text:list-item>
        <text:list-item>
          <text:p text:style-name="P52">organizing code block and statements</text:p>
        </text:list-item>
        <text:list-item>
          <text:p text:style-name="P52">code review</text:p>
        </text:list-item>
        <text:list-item>
          <text:p text:style-name="P52">formatting, comments</text:p>
        </text:list-item>
        <text:list-item>
          <text:p text:style-name="P52">refactoring</text:p>
        </text:list-item>
      </text:list>
      <text:p text:style-name="P8"/>
      <text:p text:style-name="P22">Software quality and developer productivity is important.</text:p>
      <text:p text:style-name="P9">Source code is often the only accurate description of the software In many projects the only documentation available to programmers is the code itself <text:span text:style-name="T5">so it it imperative that the source code be of the highest possible quality.</text:span></text:p>
      <text:p text:style-name="P10">Understanding this (up) and how to do construction determines how good a programmer you are.</text:p>
      <text:h text:style-name="Heading_20_2" text:outline-level="2"><text:bookmark-start text:name="__RefHeading___Toc126_3426312175"/><text:soft-page-break/>Metaphors in CS<text:bookmark-end text:name="__RefHeading___Toc126_3426312175"/></text:h>
      <text:p text:style-name="P11">Metaphor → modeling (suggest properties, relationships) <text:span text:style-name="T6">some of the sub areas can be misleading </text:span><text:span text:style-name="T7">this means that metaphor is overextended.</text:span></text:p>
      <text:p text:style-name="P12"><text:span text:style-name="T8">Each metaphor/model for same problem will led you to look from different perspective and ask different questions </text:span><text:span text:style-name="T9">EX: data processing from a computer centered (stream of cards) to a database centered (pool of data).</text:span></text:p>
      <text:p text:style-name="P13">How well you understand the metaphors determines how well you understand software development.</text:p>
      <text:p text:style-name="P14"><text:span text:style-name="T10">Software metaphor helps you how to look for solution </text:span><text:span text:style-name="T11">(</text:span><text:bookmark text:name="6f004b39-51b2-4d01-8401-1dd8d09ed016"/>how to look, not what to find<text:span text:style-name="T11">)</text:span><text:span text:style-name="T10">,</text:span></text:p>
      <text:p text:style-name="P15">The most challenging part of programming is conceptualizing the problem, and many errors in programming are conceptual errors, <text:span text:style-name="T12">so </text:span><text:bookmark text:name="9e30ee47-0902-413d-a802-10c2def20196"/>knowing how to approach problems in general is at least as valuable as knowing specific solutions for specific problems. <text:span text:style-name="T15">Software metaphor gives insight into your programming problem and process. Use them to help you think about your programming activities and to help you imagine better ways of doing things.</text:span></text:p>
      <text:p text:style-name="P23"/>
      <text:p text:style-name="P16"><text:span text:style-name="T13">S</text:span>oftware as writing</text:p>
      <text:p text:style-name="P23">As much as 90 percent of the development effort on a typical software system comes after its initial release,. In writing, a high premium is placed on originality. In software construction, trying to create truly original work is often less effective than focusing on the reuse of design ideas, code, and test cases from previous projects. </text:p>
      <text:p text:style-name="P17"><text:span text:style-name="T13">S</text:span>oftware as farming</text:p>
      <text:p text:style-name="P23">Other words closely related to accretion are "incremental," "iterative," "adaptive," and "evolutionary." Incremental designing, building, and testing are some of the most powerful software-development concepts available.</text:p>
      <text:p text:style-name="P18"><text:span text:style-name="T13">S</text:span>oftware as building</text:p>
      <text:p text:style-name="P34"><text:span text:style-name="T16">I</text:span><text:bookmark text:name="fa6bee81-8ff4-48ea-a77a-d75e259fc39e"/><text:span text:style-name="T16">f you're building a house, </text:span><text:span text:style-name="T17">(vs building a dog house)</text:span><text:span text:style-name="T16"> the building process is more complicated, and so are the consequences of poor design. </text:span>Greater complexity and size imply greater consequences in <text:s/>activities. <text:bookmark text:name="43f24ef3-23a1-4e88-9316-3c6e2157837e"/>Careful planning doesn't necessarily mean exhaustive planning or over-planning. </text:p>
      <text:p text:style-name="P34"><text:bookmark text:name="cf8d5f44-bb9b-49df-9e0d-0c5f707de65c"/>A well-planned project improves your ability to change your mind later about details. </text:p>
      <text:p text:style-name="P34"/>
      <text:p text:style-name="P34">A good craftsman knows the right tool for the job and knows how to use it correctly. Programmers do, too. </text:p>
      <text:h text:style-name="P38" text:outline-level="1"/>
      <text:h text:style-name="P43" text:outline-level="1"><text:bookmark-start text:name="__RefHeading___Toc128_3426312175"/>Prerequisites<text:bookmark-end text:name="__RefHeading___Toc128_3426312175"/></text:h>
      <text:p text:style-name="P73"><text:span text:style-name="T18">The preparation is tailored to the projects specific needs and done conscientiously before construction begins. </text:span><text:span text:style-name="T33">Estimate cost (time and money) of the project after </text:span><text:span text:style-name="T34">prereqisetes</text:span><text:span text:style-name="T33"> are defined. </text:span><text:span text:style-name="T34">Same with building the house – you wouldn’t want you to show up with hammer and nails and start building before blueprints and plan.</text:span></text:p>
      <text:p text:style-name="P53">If you start the process with designs for a Pontiac you can test it all you want to but it will never turn into a Rolls-Royce. You might build the best Pontiac, but if you want a Rolls – Royce you have to plan from the beginning to build one. </text:p>
      <text:p text:style-name="P25"><text:span text:style-name="T36">T</text:span><text:span text:style-name="T35">he goal of preparation is risk reduction:</text:span><text:span text:style-name="T14"> clear major risks out the way as early as possible so that the project can proceed as smoothly as possible. </text:span><text:span text:style-name="T19">The specific approach to risk reduction must be decided project by project.</text:span></text:p>
      <text:p text:style-name="P26"><text:span text:style-name="T19">T</text:span><text:span text:style-name="T14">he skills to plan a project, create a compelling business cases, develop comprehensive and accurate requirements, and create high quality architecture are far from tr</text:span><text:span text:style-name="T20">ivial, If the work isn’t being done well in the first place, doing more of it will mot be usefulll. </text:span><text:span text:style-name="T21">So get the critical aspects right – before you begin coding. </text:span></text:p>
      <text:p text:style-name="P19">Understand what you what to build so that you don’t waste money building the wrong thing. <text:span text:style-name="T44">Also think about how to build the systems before you begin to build it. </text:span><text:span text:style-name="T22">You don’t want to spend a lot of time and money going down blind alleys</text:span></text:p>
      <text:h text:style-name="Heading_20_2" text:outline-level="2"><text:bookmark-start text:name="__RefHeading___Toc476_3769192046"/><text:span text:style-name="T44">P</text:span>roblem definition<text:bookmark-end text:name="__RefHeading___Toc476_3769192046"/></text:h>
      <text:p text:style-name="P27">(Product vision / mission statement / product definition). Defines what the problem is without any references to possible solutions – <text:span text:style-name="T45">from a users point of view. You can waste a lot of time solving wrong problem so be careful.</text:span></text:p>
      <text:p text:style-name="P27">Example: The statement "We can't keep up with orders for the Gigatron" sounds like a problem and is a good problem definition. The statement "We need to optimize our automated data-entry system to keep up with orders for the Gigatron" is a poor problem definition. It doesn't sound like a problem; it sounds like a solution.</text:p>
      <text:h text:style-name="Heading_20_2" text:outline-level="2"><text:bookmark-start text:name="__RefHeading___Toc478_3769192046"/>Requirements<text:bookmark-end text:name="__RefHeading___Toc478_3769192046"/></text:h>
      <text:p text:style-name="P24">To ensure that the user rather than the programmer drives the system’s functionallity. (if are not explicit – the programmer usually ends up making requirements decisions during programming.)</text:p>
      <text:p text:style-name="P28"><text:span text:style-name="T23">On a typical project, the customer can’t reliably describe what is needed before the code is written. (Because the more you work with the project the better you understand it). </text:span><text:span text:style-name="T24">Also </text:span>Make sure everyone knows the cost of requirements changes</text:p>
      <text:p text:style-name="P55">Specific Functional Requirements</text:p>
      <text:list xml:id="list2903012141" text:style-name="L5">
        <text:list-item>
          <text:p text:style-name="P58"><text:soft-page-break/>Are all the inputs to the system specified, including their source, accuracy, range of values, and frequency?</text:p>
        </text:list-item>
        <text:list-item>
          <text:p text:style-name="P58">Are all the outputs from the system specified, including their destination, accuracy, range of values, frequency, and format?</text:p>
        </text:list-item>
        <text:list-item>
          <text:p text:style-name="P58">Are all output formats specified for Web pages, reports, and so on?</text:p>
        </text:list-item>
        <text:list-item>
          <text:p text:style-name="P58">Are all the external hardware and software interfaces specified?</text:p>
        </text:list-item>
        <text:list-item>
          <text:p text:style-name="P58">Are all the external communication interfaces specified, including handshaking, error-checking, and communication protocols?</text:p>
        </text:list-item>
        <text:list-item>
          <text:p text:style-name="P58"><text:s/>Are all the tasks the user wants to perform specified?</text:p>
        </text:list-item>
        <text:list-item>
          <text:p text:style-name="P58">Is the data used in each task and the data resulting from each task specified?</text:p>
        </text:list-item>
      </text:list>
      <text:p text:style-name="P28"/>
      <text:p text:style-name="P55">Specific Nonfunctional (Quality) Requirements</text:p>
      <text:list xml:id="list3624175583" text:style-name="L6">
        <text:list-item>
          <text:p text:style-name="P59">Is the expected response time, from the user's point of view, specified for all necessary operations?</text:p>
        </text:list-item>
        <text:list-item>
          <text:p text:style-name="P59"><text:s/>Are other timing considerations specified, such as processing time, datatransfer rate, and system throughput?</text:p>
        </text:list-item>
        <text:list-item>
          <text:p text:style-name="P59">Is the level of security specified?</text:p>
        </text:list-item>
        <text:list-item>
          <text:p text:style-name="P59"><text:s/>Is the reliability specified, including the consequences of software failure, the vital information that needs to be protected from failure, and the strategy for error detection and recovery?</text:p>
        </text:list-item>
        <text:list-item>
          <text:p text:style-name="P59"><text:s text:c="2"/>Are minimum machine memory and free disk space specified?</text:p>
        </text:list-item>
        <text:list-item>
          <text:p text:style-name="P59">Is the maintainability of the system specified, including its ability to adapt to changes in specific functionality, changes in the operating environment, and changes in its interfaces with other software?</text:p>
        </text:list-item>
        <text:list-item>
          <text:p text:style-name="P59">Is the definition of success included? Of failure?</text:p>
        </text:list-item>
      </text:list>
      <text:p text:style-name="P55">Requirements Quality</text:p>
      <text:list xml:id="list1268613463" text:style-name="L7">
        <text:list-item>
          <text:p text:style-name="P60">Are the requirements written in the user's language? Do the users think so?</text:p>
        </text:list-item>
        <text:list-item>
          <text:p text:style-name="P60">Does each requirement avoid conflicts with other requirements?</text:p>
        </text:list-item>
        <text:list-item>
          <text:p text:style-name="P60"><text:s/>Are acceptable tradeoffs between competing attributes specified—for example, between robustness and correctness?</text:p>
        </text:list-item>
        <text:list-item>
          <text:p text:style-name="P60">Do the requirements avoid specifying the design?</text:p>
        </text:list-item>
        <text:list-item>
          <text:p text:style-name="P60">Are the requirements at a fairly consistent level of detail? Should any requirement be specified in more detail? Should any requirement be specified in less detail?</text:p>
        </text:list-item>
        <text:list-item>
          <text:p text:style-name="P60"><text:soft-page-break/>Are the requirements clear enough to be turned over to an independent group for construction and still be understood? Do the developers think so?</text:p>
        </text:list-item>
        <text:list-item>
          <text:p text:style-name="P60">Is each item relevant to the problem and its solution? Can each item be traced to its origin in the problem environment?</text:p>
        </text:list-item>
        <text:list-item>
          <text:p text:style-name="P60">Is each requirement testable? Will it be possible for independent testing to determine whether each requirement has been satisfied?</text:p>
        </text:list-item>
        <text:list-item>
          <text:p text:style-name="P60">Are all possible changes to the requirements specified, including the likelihood of each change?</text:p>
        </text:list-item>
      </text:list>
      <text:p text:style-name="P55">Requirements Completeness</text:p>
      <text:list xml:id="list2142223266" text:style-name="L8">
        <text:list-item>
          <text:p text:style-name="P61">Where information isn't available before development begins, are the areas of incompleteness specified?</text:p>
        </text:list-item>
        <text:list-item>
          <text:p text:style-name="P61">Are the requirements complete in the sense that if the product satisfies every requirement, it will be acceptable?</text:p>
        </text:list-item>
        <text:list-item>
          <text:p text:style-name="P61">Are you comfortable with all the requirements? Have you eliminated requirements that are impossible to implement and included just to appease your customer or your boss?</text:p>
        </text:list-item>
      </text:list>
      <text:h text:style-name="Heading_20_2" text:outline-level="2"><text:bookmark-start text:name="__RefHeading___Toc480_3769192046"/>Architecture<text:bookmark-end text:name="__RefHeading___Toc480_3769192046"/></text:h>
      <text:p text:style-name="P29">High-level part of software design (system architecture / high-level design / top-level design)</text:p>
      <text:p text:style-name="P30">Quality of the architecture determine the conceptual integrity of the system (determines the quality of the system).</text:p>
      <text:p text:style-name="P30">It make construction easy <text:span text:style-name="T46">and are expensive to make during implementation or maintance.</text:span></text:p>
      <text:p text:style-name="P30"><text:span text:style-name="T37">F</text:span><text:span text:style-name="T35">irst an overview</text:span> that describes the system in broad terms. Without such an overview, you'll have a hard time building a coherent picture </text:p>
      <text:p text:style-name="P30">In the architecture, you should find evidence that alternatives to the final organization were considered and find the reasons for choosing the final organization over its alternatives.</text:p>
      <text:p text:style-name="P30"><text:span text:style-name="T35">The</text:span> <text:span text:style-name="T35">communication rules</text:span> for each building block should be well defined. The architecture should describe which other building blocks the building block can use directly, which it can use indirectly, and which it shouldn't use at all.</text:p>
      <text:p text:style-name="P30"><text:span text:style-name="T47">S</text:span>pecify the major classes to be used. It should <text:span text:style-name="T35">identify the responsibilities of each major class </text:span>and how the class will interact with other classes. It should include descriptions of the class hierarchies, of state transitions, and of object persistence. <text:s/>The architecture doesn't need to specify every class in the system. <text:span text:style-name="T35">Aim for the 80/20 rule</text:span>: specify the 20 percent of the classes that make up 80 percent of the system's behavior </text:p>
      <text:p text:style-name="P30"/>
      <text:p text:style-name="P30"><text:soft-page-break/>The architecture should describe the major <text:s/><text:span text:style-name="T48">data </text:span>designs to be used <text:span text:style-name="T48">(</text:span><text:span text:style-name="T49">Ex: databse </text:span><text:span text:style-name="T48">schemas)</text:span>. It should describe alternatives that were considered and justify the choices that were made. Data should normally be accessed directly by only one subsystem or class,</text:p>
      <text:p text:style-name="P30">If the architecture depends on <text:span text:style-name="T35">specific business rules</text:span>, it should identify them and describe the impact the rules have on the system's design.</text:p>
      <text:p text:style-name="P30"><text:span text:style-name="T35">The user interface</text:span> - The architecture should specify major elements of Web page formats, GUIs, command line interfaces, and so on.</text:p>
      <text:p text:style-name="P31">The architecture should describe a plan for <text:span text:style-name="T35">managing scarce resources </text:span>such as database connections, threads, and handles. Memory management is another important area for the architecture to treat in memory-constrained applications areas such as driver development and embedded systems. The architecture should estimate the resources used for nominal and extreme cases.</text:p>
      <text:p text:style-name="P31"><text:span text:style-name="T35">Coding guidelines</text:span> should be developed with security implications in mind, including approaches to handling buffers, rules for handling untrusted data (data input from users, cookies, configuration data, and other external interfaces), encryption, level of detail contained in error messages, protecting secret data that's in memory, and other issues.</text:p>
      <text:p text:style-name="P32"><text:span text:style-name="T50">If </text:span><text:span text:style-name="T38">performance </text:span><text:span text:style-name="T50">is a concern, performance goals should be specified in the requirements. </text:span>The architecture should provide estimates and explain why the architects believe the goals are achievable. </text:p>
      <text:p text:style-name="P32">The architecture should describe how the system will address growth in number of users, number of servers, number of network nodes, number of database records, size of database records, transaction volume, and so on <text:span text:style-name="T39">scalability</text:span><text:span text:style-name="T51"> </text:span></text:p>
      <text:p text:style-name="P32"><text:span text:style-name="T35">Internationalization </text:span>issues deserve attention in the architecture for an interactive system, <text:span text:style-name="T52">also </text:span>show that the typical string and character-set issues have been considered</text:p>
      <text:p text:style-name="P32"><text:span text:style-name="T35">Error processing - </text:span>because it has systemwide implications, it is best treated at the architectural level</text:p>
      <text:list xml:id="list1728735165" text:style-name="L9">
        <text:list-item>
          <text:p text:style-name="P62">Is error processing corrective or merely detective?</text:p>
        </text:list-item>
        <text:list-item>
          <text:p text:style-name="P62">How does the program propagate errors? </text:p>
        </text:list-item>
        <text:list-item>
          <text:p text:style-name="P62">What are the conventions for handling error messages?</text:p>
        </text:list-item>
        <text:list-item>
          <text:p text:style-name="P62">How will exceptions be handled?</text:p>
        </text:list-item>
        <text:list-item>
          <text:p text:style-name="P62">Inside the program, at what level are errors handled? </text:p>
        </text:list-item>
        <text:list-item>
          <text:p text:style-name="P62">What is the level of responsibility of each class for validating its input data</text:p>
        </text:list-item>
        <text:list-item>
          <text:p text:style-name="P62">Do you want to use your environment's built-in exception-handling mechanism or build your own? </text:p>
        </text:list-item>
      </text:list>
      <text:p text:style-name="P33"><text:span text:style-name="T40">Fault tolerance - </text:span>increase a system's reliability by detecting errors, recovering from them if possible.</text:p>
      <text:p text:style-name="P33">For example, a system could make the computation of the square root of a number fault tolerant in any of several ways:</text:p>
      <text:list xml:id="list67010546" text:style-name="L10">
        <text:list-item>
          <text:p text:style-name="P63"><text:soft-page-break/>back up and try again when it detects a fault</text:p>
        </text:list-item>
        <text:list-item>
          <text:p text:style-name="P63">auxiliary code to use if it detects a fault in the primary code.</text:p>
        </text:list-item>
        <text:list-item>
          <text:p text:style-name="P63">ight replace the erroneous value with a phony value</text:p>
        </text:list-item>
      </text:list>
      <text:p text:style-name="P64"><text:span text:style-name="T56">Be careful about </text:span><text:span text:style-name="T41">overengineering.</text:span></text:p>
      <text:p text:style-name="P64"><text:span text:style-name="T25">one of the major challenges facing a software architect is making the architecture flexible enough</text:span><text:span text:style-name="T41"> </text:span><text:span text:style-name="T25">to </text:span><text:span text:style-name="T42">handle changes. </text:span><text:span text:style-name="T26">Describe strategy for it.</text:span></text:p>
      <text:p text:style-name="P65"><text:span text:style-name="T26">B</text:span><text:span text:style-name="T27">ugs can occur when early assumptions of the software are forgotten as new features are added to it.</text:span></text:p>
      <text:list xml:id="list1852844930" text:style-name="L12">
        <text:list-item>
          <text:p text:style-name="P71"><text:span text:style-name="T27">When you look at the architecture you should be please by how natural and easy the solution seems. </text:span><text:span text:style-name="T28">Also the architecture’s objectives should be clearly stated. </text:span><text:span text:style-name="T29">Example: A design for a system with a primary goal of modifiability will be different from one with a goal of uncompromised performance, even if both systems have the same function.<text:line-break/></text:span><text:span text:style-name="T30">Also add info about motivations for all major decisions – </text:span><text:span text:style-name="T31">keep dnevnik</text:span><text:span text:style-name="T30">. </text:span></text:p>
        </text:list-item>
      </text:list>
      <text:p text:style-name="P66"><text:span text:style-name="T30">A</text:span><text:span text:style-name="T14">lso identify risky areas – why they’re risky ? </text:span></text:p>
      <text:p text:style-name="P67"><text:span text:style-name="T14">Provide different views of the system. Like planing house view of electricity, view of windows... </text:span></text:p>
      <text:p text:style-name="P56">Topics</text:p>
      <text:list xml:id="list2514285495" text:style-name="L11">
        <text:list-item>
          <text:p text:style-name="P54">organization – team structure ... </text:p>
        </text:list-item>
        <text:list-item>
          <text:p text:style-name="P70"><text:span text:style-name="T32">building blocks (responsibility interfaces, dependencies)</text:span></text:p>
        </text:list-item>
        <text:list-item>
          <text:p text:style-name="P68"><text:span text:style-name="T14">handle critical and main classes</text:span></text:p>
        </text:list-item>
        <text:list-item>
          <text:p text:style-name="P68"><text:span text:style-name="T14">data design and database organization</text:span></text:p>
        </text:list-item>
        <text:list-item>
          <text:p text:style-name="P68"><text:span text:style-name="T14">key business rules, impact</text:span></text:p>
        </text:list-item>
        <text:list-item>
          <text:p text:style-name="P68"><text:span text:style-name="T14">UI</text:span></text:p>
        </text:list-item>
        <text:list-item>
          <text:p text:style-name="P68"><text:span text:style-name="T14">strategy for handling IO and resources (DB connections, resources, threads)</text:span></text:p>
        </text:list-item>
        <text:list-item>
          <text:p text:style-name="P54">security</text:p>
        </text:list-item>
        <text:list-item>
          <text:p text:style-name="P70"><text:span text:style-name="T32">plan for scalability</text:span></text:p>
        </text:list-item>
        <text:list-item>
          <text:p text:style-name="P70"><text:span text:style-name="T32">internationalization/localization</text:span></text:p>
        </text:list-item>
        <text:list-item>
          <text:p text:style-name="P70"><text:span text:style-name="T32">error-handling and fault tolerance strategy</text:span></text:p>
        </text:list-item>
        <text:list-item>
          <text:p text:style-name="P70"><text:span text:style-name="T32">technical flexibility of system and its components</text:span></text:p>
        </text:list-item>
        <text:list-item>
          <text:p text:style-name="P70"><text:span text:style-name="T32">how to reuse code </text:span></text:p>
        </text:list-item>
      </text:list>
      <text:p text:style-name="P57"><text:span text:style-name="T57">Check </text:span></text:p>
      <text:list xml:id="list650295536" text:style-name="L13">
        <text:list-item>
          <text:p text:style-name="P72"><text:span text:style-name="T32">are all requirements covered</text:span></text:p>
        </text:list-item>
        <text:list-item>
          <text:p text:style-name="P69"><text:span text:style-name="T14">over or under architected </text:span></text:p>
        </text:list-item>
        <text:list-item>
          <text:p text:style-name="P69"><text:soft-page-break/><text:span text:style-name="T14">big picture </text:span></text:p>
        </text:list-item>
        <text:list-item>
          <text:p text:style-name="P69"><text:span text:style-name="T14">are motivations provided</text:span></text:p>
        </text:list-item>
      </text:list>
      <text:h text:style-name="Heading_20_2" text:outline-level="2">Key points </text:h>
      <text:list xml:id="list1937227924" text:style-name="L14">
        <text:list-item>
          <text:p text:style-name="P75">Goal of preparing is risk reduction</text:p>
        </text:list-item>
        <text:list-item>
          <text:p text:style-name="P75">attention to quality from the start</text:p>
        </text:list-item>
        <text:list-item>
          <text:p text:style-name="P76">educate customers and other about software development processing</text:p>
        </text:list-item>
        <text:list-item>
          <text:p text:style-name="P74"><text:span text:style-name="T58">adapt activities to type of the project </text:span></text:p>
        </text:list-item>
        <text:list-item>
          <text:p text:style-name="P76">problem definition has to be clear because it is starting point from everything can go in wrong direction</text:p>
        </text:list-item>
        <text:list-item>
          <text:p text:style-name="P74"><text:span text:style-name="T58">cost of changing requirements is big</text:span></text:p>
        </text:list-item>
        <text:list-item>
          <text:p text:style-name="P76">good architecture is prove that problem is being solved in right way</text:p>
        </text:list-item>
      </text:list>
      <text:p text:style-name="P77"/>
      <text:h text:style-name="P40" text:outline-level="1"><text:span text:style-name="T43"/></text:h>
      <text:h text:style-name="P43" text:outline-level="1"><text:span text:style-name="T43">Programming/Construction decisions</text:span><text:span text:style-name="T59"> </text:span></text:h>
      <text:p text:style-name="P46"><text:span text:style-name="T60">Choice of Programming language, programming conventions, major programming practices.</text:span></text:p>
      <text:p text:style-name="P78">Stao: https://learning.oreilly.com/library/view/code-complete-2nd/0735619670/ch04.htm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5T00:00:08.615342448</meta:creation-date>
    <dc:date>2023-08-20T21:35:52.796760587</dc:date>
    <meta:editing-duration>PT3H29M48S</meta:editing-duration>
    <meta:editing-cycles>119</meta:editing-cycles>
    <meta:generator>LibreOffice/6.4.7.2$Linux_X86_64 LibreOffice_project/40$Build-2</meta:generator>
    <meta:document-statistic meta:table-count="0" meta:image-count="0" meta:object-count="0" meta:page-count="13" meta:paragraph-count="165" meta:word-count="2389" meta:character-count="15149" meta:non-whitespace-character-count="12961"/>
  </office:meta>
</office:document-meta>
</file>